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ru" fo:country="RU"/>
    </style:style>
    <style:style style:name="P2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</office:automatic-styles>
  <office:body>
    <office:text text:use-soft-page-breaks="true">
      <text:p text:style-name="P1">Данная программа разработана, как показ простейшего графического приложения.</text:p>
      <text:p text:style-name="P2">В ней можно ввести логин и пароль, чтобы зарегистрироваться где-либо.</text:p>
      <text:p text:style-name="P3">Работает программа следующим образом:<text:line-break/>Запускаем приложение;</text:p>
      <text:p text:style-name="Standard"><text:span text:style-name="T4">Вводим свои данные</text:span><text:span text:style-name="T5">;</text:span><text:span text:style-name="T6"><text:line-break/></text:span><text:span text:style-name="T7">Нажимаем<text:s/></text:span><text:span text:style-name="T8">“</text:span><text:span text:style-name="T9">окей</text:span><text:span text:style-name="T10">”</text:span><text:span text:style-name="T11">.</text:span><text:span text:style-name="T12"><text:line-break/>Все, вы успешно прошли регистрацию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сей Хворостов</dc:creator>
    <meta:creation-date>2017-10-20T23:40:00Z</meta:creation-date>
    <dc:date>2020-12-28T19:11:00Z</dc:date>
    <meta:template xlink:href="Normal" xlink:type="simple"/>
    <meta:editing-cycles>2</meta:editing-cycles>
    <meta:editing-duration>PT420S</meta:editing-duration>
    <meta:document-statistic meta:page-count="1" meta:paragraph-count="1" meta:word-count="41" meta:character-count="279" meta:row-count="1" meta:non-whitespace-character-count="239"/>
  </office:meta>
</office:document-meta>
</file>